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3a2" officeooo:paragraph-rsid="000ce3a2"/>
    </style:style>
    <style:style style:name="P2" style:family="paragraph" style:parent-style-name="Standard">
      <style:text-properties fo:color="#800000" fo:font-weight="bold" officeooo:rsid="000ce3a2" officeooo:paragraph-rsid="000ce3a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LD [M] <text:s/>/home/naveen/Documents/uvc/uvcvideo.ko</text:p>
      <text:p text:style-name="P1">make[1]: Leaving directory '/usr/src/linux-headers-4.4.0-34-generic'</text:p>
      <text:p text:style-name="P1"># <text:s text:c="2"/>make -C /lib/modules/4.4.0-34-generic/build <text:s text:c="3"/>M=/home/naveen/Documents/uvc modules</text:p>
      <text:p text:style-name="P2">scan-build: 0 bugs found.</text:p>
      <text:p text:style-name="P1">scan-build: The analyzer encountered problems on some source files.</text:p>
      <text:p text:style-name="P1">scan-build: Preprocessed versions of these sources were deposited in '/tmp/scan-build-2018-03-19-163920-785-1/failures'.</text:p>
      <text:p text:style-name="P1">scan-build: Please consider submitting a bug report using these files:</text:p>
      <text:p text:style-name="P1">scan-build: <text:s text:c="2"/><text:a xlink:type="simple" xlink:href="http://clang-analyzer.llvm.org/filing_bugs.html" text:style-name="Internet_20_link" text:visited-style-name="Visited_20_Internet_20_Link">http://clang-analyzer.llvm.org/filing_bugs.html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52:01.996566836</meta:creation-date>
    <dc:date>2018-03-19T16:52:39.664877326</dc:date>
    <meta:editing-duration>PT37S</meta:editing-duration>
    <meta:editing-cycles>1</meta:editing-cycles>
    <meta:document-statistic meta:table-count="0" meta:image-count="0" meta:object-count="0" meta:page-count="1" meta:paragraph-count="8" meta:word-count="48" meta:character-count="545" meta:non-whitespace-character-count="496"/>
    <meta:generator>LibreOffice/5.1.4.2$Linux_X86_64 LibreOffice_project/10m0$Build-2</meta:generator>
  </office:meta>
</office:document-meta>
</file>